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37b5" officeooo:paragraph-rsid="001537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</text:p>
      <text:p text:style-name="P1"/>
      <text:p text:style-name="P1">Algorithms</text:p>
      <text:p text:style-name="P1"/>
      <text:p text:style-name="P1">Coding</text:p>
      <text:p text:style-name="P1"/>
      <text:p text:style-name="P1">Recursion</text:p>
      <text:p text:style-name="P1"><text:tab/>Algorithms: Depth First Search</text:p>
      <text:p text:style-name="P1"><text:tab/>Algorithms: Merge Sort</text:p>
      <text:p text:style-name="P1"><text:tab/>Algorithms: Quick Sort</text:p>
      <text:p text:style-name="P1"><text:tab/>Coding: Fibonac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6:40:45.894000000</meta:creation-date>
    <meta:editing-duration>PT17H48M18S</meta:editing-duration>
    <meta:editing-cycles>2</meta:editing-cycles>
    <meta:generator>LibreOffice/5.2.5.1$Windows_x86 LibreOffice_project/0312e1a284a7d50ca85a365c316c7abbf20a4d22</meta:generator>
    <dc:date>2017-04-10T11:08:12.389000000</dc:date>
    <meta:document-statistic meta:table-count="0" meta:image-count="0" meta:object-count="0" meta:page-count="1" meta:paragraph-count="8" meta:word-count="17" meta:character-count="135" meta:non-whitespace-character-count="122"/>
  </office:meta>
</office:document-meta>
</file>